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4pt" fo:language="bg" fo:country="BG" style:font-size-asian="14pt" style:font-size-complex="14pt"/>
    </style:style>
    <style:style style:name="P2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roject X</text:h>
      <text:p text:style-name="P3"/>
      <text:p text:style-name="P1"><text:tab/>Приложението е изградено чрез „<text:span text:style-name="T1">PHP”. </text:span>Оформлението на страниците е реализирано посредством „<text:span text:style-name="T1">HTML” </text:span>и „<text:span text:style-name="T1">CSS”. </text:span>Базата данни е изградена чрез „<text:span text:style-name="T1">Oracle” </text:span>и „<text:span text:style-name="T1">XML”. </text:span>Част от функционалностите са реализирани чрез <text:span text:style-name="T1">JavaScript </text:span>библиотеката „<text:span text:style-name="T1">jQuery”. </text:span>В системата има два типа потребители: администратори и потребители.</text:p>
      <text:p text:style-name="P1"/>
      <text:p text:style-name="P1"><text:tab/>Всички страници имат навигационно меню, поместено в <text:span text:style-name="T1">XML </text:span>файл именуван „<text:span text:style-name="T1">Menu.xml”, </text:span>контакти за обратна връзка и бутон за вход в системата. При натискане на бутона „вход“, посредством <text:span text:style-name="T1">jQuery </text:span>се показва регистрационна и логин форма. Логин формата има опция за възстановяване на парола „забравена парола“ и вход в системата. При натискане на бутона „забравена парола“ чрез <text:span text:style-name="T1">jQuery </text:span>се скрива формата за регистрация и на нейно място се показва формата за възстановяване на парола. За да се направи нова регистрация е нужно да бъдат попълнени полетата в съответната форма и да се натисне бутона „регистрирай“. Посредством <text:span text:style-name="T1">jQuery </text:span>се прави се проверка дали задължителните полета са попълнени. При не попълнени полета се показва съобщение за грешка, ако те са попълени се прави проверка в базата данни дали въведеният <text:span text:style-name="T1">email </text:span>адрес е регистриран. При установяване, че <text:span text:style-name="T1">e-mail </text:span>адреса не е регистриран се прави нов запис в базата, новият потребител успешно влиза в системата и се препращата към страницата „<text:span text:style-name="T1">profil.php”. </text:span>Бутона „вход“ се скрива и на негово място чрез <text:span text:style-name="T1">jQuery</text:span> се появяват два нови бутона „профил“ и „изход“. При натискане на бутона „профил“ чрез <text:span text:style-name="T1">jQuery </text:span>се показва нова форма която дава възможност на потребителите да разгледат своите лични данни и евентуално да направят промени в тях. Панела с различните опции е изграден чрез <text:span text:style-name="T1">jQuery. </text:span>При кликване на която и да е от тях, в дясната част на формата се показва съответната форма. Бутона „изход“ служи за изход от системата. </text:p>
      <text:p text:style-name="P1"/>
      <text:p text:style-name="P1"><text:soft-page-break/><text:tab/>При първоначално зареждане на приложението се стартира началната страница „<text:span text:style-name="T1">Index.php”. <text:s/></text:span>При кликване върху препратката „каталог“ се зарежда страницата <text:span text:style-name="T1">„catalog.php“. </text:span>В нея се визуализират всички записи от базата. Посредством <text:span text:style-name="T1">jQuery </text:span>се показва по определен брой записи. В горният ляв ъгъл има навигационни контроли чрез които се преминава на различните страници. При промяна на стоиноста в текстовото поле се показват съответните записи. Ако въведената стоиност е по-голяма от наличните се визуализират последните записи, ако стойноста е нула или отрицателна се визуализират първите записи. При кликване върху препратката „котакт“ се зарежда страницата „<text:span text:style-name="T1">contacts.php” </text:span>в която има информация за обратна връзка, както и имена и адреси на различни офиси. Данните са поместени в <text:span text:style-name="T1">XML </text:span>файл. При кликване върху името на някои от съответните офиси се зарежда страницата „<text:span text:style-name="T1">office.php” </text:span>където има подробна информация, придружена с карта на обекта.</text:p>
      <text:p text:style-name="P1"/>
      <text:p text:style-name="P1"><text:tab/>При вход в системата с потребител притежаващ потребителски права се показва още една навигационна опция „профил“. Потребителите с администраторски права имат достъп до всички страници достъпни от всички ауторизирани потребители и достъп до администраторският панел. В него има опция за преглед на регистрираните потребител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55S</meta:editing-duration>
    <meta:editing-cycles>5</meta:editing-cycles>
    <meta:generator>OpenOffice/4.0.1$Win32 OpenOffice.org_project/401m5$Build-9714</meta:generator>
    <dc:date>2014-02-11T19:07:14.75</dc:date>
    <meta:document-statistic meta:table-count="0" meta:image-count="0" meta:object-count="0" meta:page-count="2" meta:paragraph-count="5" meta:word-count="453" meta:character-count="3044"/>
    <meta:user-defined meta:name="Info 1"/>
    <meta:user-defined meta:name="Info 2"/>
    <meta:user-defined meta:name="Info 3"/>
    <meta:user-defined meta:name="Info 4"/>
  </office:meta>
</office:document-meta>
</file>